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8c2" officeooo:paragraph-rsid="0004a8c2"/>
    </style:style>
    <style:style style:name="P2" style:family="paragraph" style:parent-style-name="Standard">
      <style:text-properties officeooo:rsid="0004a8c2" officeooo:paragraph-rsid="00062df3"/>
    </style:style>
    <style:style style:name="P3" style:family="paragraph" style:parent-style-name="Standard">
      <style:text-properties fo:font-weight="bold" officeooo:rsid="0004a8c2" officeooo:paragraph-rsid="0004a8c2" style:font-weight-asian="bold" style:font-weight-complex="bold"/>
    </style:style>
    <style:style style:name="P4" style:family="paragraph" style:parent-style-name="Standard">
      <style:text-properties fo:font-weight="normal" officeooo:rsid="0004a8c2" officeooo:paragraph-rsid="0004a8c2" style:font-weight-asian="normal" style:font-weight-complex="normal"/>
    </style:style>
    <style:style style:name="P5" style:family="paragraph" style:parent-style-name="Standard">
      <style:text-properties fo:font-weight="normal" officeooo:rsid="0004a8c2" officeooo:paragraph-rsid="0007f5f6" style:font-weight-asian="normal" style:font-weight-complex="normal"/>
    </style:style>
    <style:style style:name="P6" style:family="paragraph" style:parent-style-name="Standard">
      <style:text-properties fo:font-weight="normal" officeooo:rsid="00062df3" officeooo:paragraph-rsid="00062df3" style:font-weight-asian="normal" style:font-weight-complex="normal"/>
    </style:style>
    <style:style style:name="P7" style:family="paragraph" style:parent-style-name="Standard">
      <style:text-properties fo:font-weight="bold" officeooo:rsid="0004a8c2" style:font-weight-asian="bold" style:font-weight-complex="bold"/>
    </style:style>
    <style:style style:name="P8" style:family="paragraph" style:parent-style-name="Standard">
      <style:text-properties fo:font-weight="bold" officeooo:rsid="0004a8c2" officeooo:paragraph-rsid="0004a8c2" style:font-weight-asian="bold" style:font-weight-complex="bold"/>
    </style:style>
    <style:style style:name="P9" style:family="paragraph" style:parent-style-name="Standard">
      <style:text-properties officeooo:rsid="0004a8c2" officeooo:paragraph-rsid="0004a8c2"/>
    </style:style>
    <style:style style:name="P10" style:family="paragraph" style:parent-style-name="Standard">
      <style:text-properties officeooo:rsid="0004a8c2" officeooo:paragraph-rsid="00062df3"/>
    </style:style>
    <style:style style:name="P11" style:family="paragraph" style:parent-style-name="Standard">
      <style:text-properties fo:font-weight="normal" officeooo:rsid="0004a8c2" officeooo:paragraph-rsid="0004a8c2" style:font-weight-asian="normal" style:font-weight-complex="normal"/>
    </style:style>
    <style:style style:name="P12" style:family="paragraph" style:parent-style-name="Standard">
      <style:text-properties fo:font-weight="normal" officeooo:rsid="0004a8c2" officeooo:paragraph-rsid="000e2d3b" style:font-weight-asian="normal" style:font-weight-complex="normal"/>
    </style:style>
    <style:style style:name="P13" style:family="paragraph" style:parent-style-name="Standard">
      <style:text-properties fo:font-weight="normal" officeooo:rsid="0004a8c2" officeooo:paragraph-rsid="000f34f4" style:font-weight-asian="normal" style:font-weight-complex="normal"/>
    </style:style>
    <style:style style:name="P14" style:family="paragraph" style:parent-style-name="Standard">
      <style:text-properties fo:font-weight="normal" officeooo:rsid="00062df3" officeooo:paragraph-rsid="00062df3" style:font-weight-asian="normal" style:font-weight-complex="normal"/>
    </style:style>
    <style:style style:name="P15" style:family="paragraph" style:parent-style-name="Standard">
      <style:text-properties fo:font-weight="normal" officeooo:rsid="00062df3" officeooo:paragraph-rsid="00108cd1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bold" officeooo:rsid="0004a8c2" officeooo:paragraph-rsid="0004a8c2" style:font-weight-asian="bold" style:font-weight-complex="bold"/>
    </style:style>
    <style:style style:name="T1" style:family="text">
      <style:text-properties officeooo:rsid="000e2d3b"/>
    </style:style>
    <style:style style:name="T2" style:family="text">
      <style:text-properties officeooo:rsid="000f34f4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Select, for each boat, the sailor who made the highest number of reservations for that</text:p>
      <text:p text:style-name="P3">boat.</text:p>
      <text:p text:style-name="P12">mysql&gt; select distinc<text:span text:style-name="T1">t </text:span>b.bid, s.sname, count(*) <text:span text:style-name="T1">as rank</text:span></text:p>
      <text:p text:style-name="P12"><text:tab/><text:span text:style-name="T1">f</text:span>rom boats b join reserves r on b.bid = r.bid</text:p>
      <text:p text:style-name="P12"><text:tab/>join sailors s on s.sid = r.sid</text:p>
      <text:p text:style-name="P12"><text:tab/>group by b.bid, b.bname, s.sid, s.sname</text:p>
      <text:p text:style-name="P12"><text:tab/>having count(*) &gt;= all </text:p>
      <text:p text:style-name="P12"><text:tab/><text:tab/>(select count(*)</text:p>
      <text:p text:style-name="P12"><text:tab/><text:tab/>from <text:s text:c="2"/>reserves r0</text:p>
      <text:p text:style-name="P12"><text:tab/><text:tab/>where <text:s/>r0.bid = b.bid</text:p>
      <text:p text:style-name="P12"><text:tab/><text:tab/>group by r0.sid)</text:p>
      <text:p text:style-name="P12"><text:tab/>order by b.bid, s.sname;</text:p>
      <text:p text:style-name="P4">+-----+----------+------+</text:p>
      <text:p text:style-name="P4">| bid | sname <text:s text:c="3"/>| rank |</text:p>
      <text:p text:style-name="P4">+-----+----------+------+</text:p>
      <text:p text:style-name="P4">| 101 | dusting <text:s/>| <text:s text:c="3"/>1 |</text:p>
      <text:p text:style-name="P4">| 101 | horatio <text:s/>| <text:s text:c="3"/>1 |</text:p>
      <text:p text:style-name="P4">| 102 | dusting <text:s/>| <text:s text:c="3"/>1 |</text:p>
      <text:p text:style-name="P4">| 102 | horatio <text:s/>| <text:s text:c="3"/>1 |</text:p>
      <text:p text:style-name="P4">| 102 | lubber <text:s text:c="2"/>| <text:s text:c="3"/>1 |</text:p>
      <text:p text:style-name="P4">| 103 | dusting <text:s/>| <text:s text:c="3"/>1 |</text:p>
      <text:p text:style-name="P4">| 103 | horatio <text:s/>| <text:s text:c="3"/>1 |</text:p>
      <text:p text:style-name="P4">| 103 | lubber <text:s text:c="2"/>| <text:s text:c="3"/>1 |</text:p>
      <text:p text:style-name="P4">| 104 | dusting <text:s/>| <text:s text:c="3"/>1 |</text:p>
      <text:p text:style-name="P4">| 104 | emilio <text:s text:c="2"/>| <text:s text:c="3"/>1 |</text:p>
      <text:p text:style-name="P4">| 104 | figaro <text:s text:c="2"/>| <text:s text:c="3"/>1 |</text:p>
      <text:p text:style-name="P4">| 104 | lubber <text:s text:c="2"/>| <text:s text:c="3"/>1 |</text:p>
      <text:p text:style-name="P4">| 104 | scruntus | <text:s text:c="3"/>1 |</text:p>
      <text:p text:style-name="P4">| 105 | emilio <text:s text:c="2"/>| <text:s text:c="3"/>1 |</text:p>
      <text:p text:style-name="P4">| 105 | figaro <text:s text:c="2"/>| <text:s text:c="3"/>1 |</text:p>
      <text:p text:style-name="P4">| 105 | stum <text:s text:c="4"/>| <text:s text:c="3"/>1 |</text:p>
      <text:p text:style-name="P4">| 106 | jit <text:s text:c="5"/>| <text:s text:c="3"/>2 |</text:p>
      <text:p text:style-name="P4">| 107 | dan <text:s text:c="5"/>| <text:s text:c="3"/>1 |</text:p>
      <text:p text:style-name="P4">| 108 | dye <text:s text:c="5"/>| <text:s text:c="3"/>1 |</text:p>
      <text:p text:style-name="P4">| 109 | dye <text:s text:c="5"/>| <text:s text:c="3"/>1 |</text:p>
      <text:p text:style-name="P4">| 109 | jit <text:s text:c="5"/>| <text:s text:c="3"/>1 |</text:p>
      <text:p text:style-name="P4">| 109 | stum <text:s text:c="4"/>| <text:s text:c="3"/>1 |</text:p>
      <text:p text:style-name="P4">| 109 | vin <text:s text:c="5"/>| <text:s text:c="3"/>1 |</text:p>
      <text:p text:style-name="P4">| 110 | dan <text:s text:c="5"/>| <text:s text:c="3"/>2 |</text:p>
      <text:p text:style-name="P4">| 111 | dan <text:s text:c="5"/>| <text:s text:c="3"/>1 |</text:p>
      <text:p text:style-name="P4">| 112 | ossola <text:s text:c="2"/>| <text:s text:c="3"/>1 |</text:p>
      <text:p text:style-name="P4">+-----+----------+------+</text:p>
      <text:p text:style-name="P4">26 rows in set (0.00 sec)</text:p>
      <text:p text:style-name="P4"/>
      <text:p text:style-name="P3"/>
      <text:p text:style-name="P16">2. List, for every boat, the number of times it has been reserved, excluding those boats that</text:p>
      <text:p text:style-name="P3">have never been reserved (list the id and the name).</text:p>
      <text:p text:style-name="P3"/>
      <text:p text:style-name="P5">mysql&gt; select distinct reserves.bid,count(reserves.bid) as num_res, boats.bname</text:p>
      <text:p text:style-name="P5"><text:tab/>from reserves</text:p>
      <text:p text:style-name="P5"><text:tab/>join boats on boats.bid=reserves.bid</text:p>
      <text:p text:style-name="P5"><text:tab/>group by reserves.bid;</text:p>
      <text:p text:style-name="P4">+-----+---------+-----------+</text:p>
      <text:p text:style-name="P4">| bid | num_res | bname <text:s text:c="4"/>|</text:p>
      <text:p text:style-name="P4">+-----+---------+-----------+</text:p>
      <text:p text:style-name="P4">| 101 | <text:s text:c="6"/>2 | Interlake |</text:p>
      <text:p text:style-name="P4">| 102 | <text:s text:c="6"/>3 | Interlake |</text:p>
      <text:p text:style-name="P4">| 103 | <text:s text:c="6"/>3 | Clipper <text:s text:c="2"/>|</text:p>
      <text:p text:style-name="P4">| 104 | <text:s text:c="6"/>5 | Clipper <text:s text:c="2"/>|</text:p>
      <text:p text:style-name="P4">| 105 | <text:s text:c="6"/>3 | Marine <text:s text:c="3"/>|</text:p>
      <text:p text:style-name="P4">| 106 | <text:s text:c="6"/>3 | Marine <text:s text:c="3"/>|</text:p>
      <text:p text:style-name="P4">| 107 | <text:s text:c="6"/>1 | Marine <text:s text:c="3"/>|</text:p>
      <text:p text:style-name="P4">| 108 | <text:s text:c="6"/>1 | Driftwood |</text:p>
      <text:p text:style-name="P4">| 109 | <text:s text:c="6"/>4 | Driftwood |</text:p>
      <text:p text:style-name="P4">| 110 | <text:s text:c="6"/>3 | Klapser <text:s text:c="2"/>|</text:p>
      <text:p text:style-name="P4">| 111 | <text:s text:c="6"/>1 | Sooney <text:s text:c="3"/>|</text:p>
      <text:p text:style-name="P4">| 112 | <text:s text:c="6"/>1 | Sooney <text:s text:c="3"/>|</text:p>
      <text:p text:style-name="P4">+-----+---------+-----------+</text:p>
      <text:p text:style-name="P4">12 rows in set (0.00 sec)</text:p>
      <text:p text:style-name="P4"/>
      <text:p text:style-name="P3">3. List those sailors who have reserved every red boat (list the id and the name).</text:p>
      <text:p text:style-name="P3"/>
      <text:p text:style-name="P3"/>
      <text:p text:style-name="P3">4. List those sailors who have reserved only red boats.</text:p>
      <text:p text:style-name="P13">mysql&gt; select distinct s.sid,s.sname</text:p>
      <text:p text:style-name="P13"><text:tab/>from sailors s</text:p>
      <text:p text:style-name="P13"><text:tab/>where 'red'=all<text:span text:style-name="T2">(</text:span></text:p>
      <text:p text:style-name="P13"><text:tab/><text:tab/>select b.color from reserves r</text:p>
      <text:p text:style-name="P13"><text:tab/><text:tab/>join boats b on r.bid=b.bid</text:p>
      <text:p text:style-name="P13"><text:tab/><text:tab/>where r.sid=s.sid)</text:p>
      <text:p text:style-name="P13"><text:tab/>and s.sid in (select sid from reserves);</text:p>
      <text:p text:style-name="P4">+-----+----------+</text:p>
      <text:p text:style-name="P4">| sid | sname <text:s text:c="3"/>|</text:p>
      <text:p text:style-name="P4">+-----+----------+</text:p>
      <text:p text:style-name="P4">| <text:s/>23 | emilio <text:s text:c="2"/>|</text:p>
      <text:p text:style-name="P4">| <text:s/>24 | scruntus |</text:p>
      <text:p text:style-name="P4">| <text:s/>35 | figaro <text:s text:c="2"/>|</text:p>
      <text:p text:style-name="P4">| <text:s/>61 | ossola <text:s text:c="2"/>|</text:p>
      <text:p text:style-name="P4">| <text:s/>62 | shaun <text:s text:c="3"/>|</text:p>
      <text:p text:style-name="P4">+-----+----------+</text:p>
      <text:p text:style-name="P4">5 rows in set (0.00 sec)</text:p>
      <text:p text:style-name="P3"/>
      <text:p text:style-name="P3"/>
      <text:p text:style-name="P16">5. For which boat are there the most reservations?</text:p>
      <text:p text:style-name="P15">mysql&gt; select r.bid,b.bname, count(*) rank</text:p>
      <text:p text:style-name="P15"><text:tab/>from reserves r</text:p>
      <text:p text:style-name="P15"><text:tab/>join boats b on r.bid=b.bid</text:p>
      <text:p text:style-name="P15"><text:tab/>group by b.bid</text:p>
      <text:p text:style-name="P15"><text:tab/>order by rank desc</text:p>
      <text:p text:style-name="P15"><text:tab/>limit 1;</text:p>
      <text:p text:style-name="P6">+-----+---------+------+</text:p>
      <text:p text:style-name="P6">| bid | bname <text:s text:c="2"/>| rank |</text:p>
      <text:p text:style-name="P6">+-----+---------+------+</text:p>
      <text:p text:style-name="P6">| 104 | Clipper | <text:s text:c="3"/>5 |</text:p>
      <text:p text:style-name="P6">+-----+---------+------+</text:p>
      <text:p text:style-name="P6">1 row in set (0.00 sec)</text:p>
      <text:p text:style-name="P3"/>
      <text:p text:style-name="P1"><text:span text:style-name="T3">6. Select all sailors who have never reserved a red boat.</text:span></text:p>
      <text:p text:style-name="P2"/>
      <text:p text:style-name="P3"/>
      <text:p text:style-name="P7">7. Find the average age of sailors with a rating of 10.</text:p>
      <text:p text:style-name="Standard"/>
      <text:p text:style-name="Standard">mysql&gt; select avg(age) from sailors where rating=10;</text:p>
      <text:p text:style-name="Standard">+----------+</text:p>
      <text:p text:style-name="Standard">| avg(age) |</text:p>
      <text:p text:style-name="Standard">+----------+</text:p>
      <text:p text:style-name="Standard">| <text:s/>35.0000 |</text:p>
      <text:p text:style-name="Standard">+----------+</text:p>
      <text:p text:style-name="Standard">1 row in set (0.00 sec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0:35:26.328153144</meta:creation-date>
    <dc:date>2018-10-15T18:34:14.110959084</dc:date>
    <meta:editing-duration>P7DT13H39M20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107" meta:word-count="637" meta:character-count="3039" meta:non-whitespace-character-count="2239"/>
  </office:meta>
</office:document-meta>
</file>